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2.25cm" fo:padding-top="0.25cm" fo:padding-bottom="0.25cm" fo:padding-left="0.375cm" fo:padding-right="0.375cm"/>
    </style:style>
    <style:style style:name="gr8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9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13cm" svg:height="6cm" svg:x="17cm" svg:y="6cm">
          <text:p text:style-name="P4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6cm" svg:x="17cm" svg:y="15cm">
          <text:p text:style-name="P4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6cm" svg:x="17cm" svg:y="24cm">
          <text:p text:style-name="P4"><text:span text:style-name="T2">Eigenes Program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cm" svg:height="6cm" svg:x="1.9cm" svg:y="24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3cm" svg:height="6cm" svg:x="33cm" svg:y="6cm">
          <text:p text:style-name="P4"><text:span text:style-name="T2">Au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10T08:34:38.892000000</dc:date>
    <meta:editing-duration>PT34M34S</meta:editing-duration>
    <meta:editing-cycles>9</meta:editing-cycles>
    <meta:generator>LibreOffice/5.3.7.2$Windows_X86_64 LibreOffice_project/6b8ed514a9f8b44d37a1b96673cbbdd077e24059</meta:generator>
    <meta:document-statistic meta:object-count="15"/>
  </office:meta>
</office:document-meta>
</file>